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dvPS_TINR" svg:font-family="AdvPS_TINR" style:font-family-generic="roman"/>
    <style:font-face style:name="AdvPS_TINR1" svg:font-family="AdvPS_TINR" style:font-family-generic="roman"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nux Libertine G" svg:font-family="'Linux Libertine G'" style:font-pitch="variable"/>
    <style:font-face style:name="Lucida Sans" svg:font-family="'Lucida Sans'" style:font-family-generic="system" style:font-pitch="variable"/>
    <style:font-face style:name="Lucida Sans1"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dash" draw:stroke-dash="Double_20_Dash" svg:stroke-color="#729fcf" draw:fill="solid" draw:fill-color="#729fcf" draw:opacity="20%" fo:min-height="1.45cm"/>
      <style:paragraph-properties style:writing-mode="lr-tb"/>
    </style:style>
    <style:style style:name="gr2" style:family="graphic" style:parent-style-name="standard">
      <style:graphic-properties draw:stroke="dash" draw:stroke-dash="Double_20_Dash" svg:stroke-color="#729fcf" draw:fill="solid" draw:fill-color="#729fcf" draw:opacity="20%" draw:auto-grow-height="false" fo:min-height="0.85cm"/>
      <style:paragraph-properties style:writing-mode="lr-tb"/>
    </style:style>
    <style:style style:name="gr3" style:family="graphic" style:parent-style-name="standard">
      <style:graphic-properties draw:stroke="solid" draw:stroke-dash="Double_20_Dash" svg:stroke-width="0.028cm" svg:stroke-color="#000000" draw:marker-start-width="0.242cm" draw:marker-end-width="0.242cm" draw:fill="none" draw:fill-color="#ffffff" fo:min-height="37.722cm" fo:padding-top="0.139cm" fo:padding-bottom="0.139cm" fo:padding-left="0.264cm" fo:padding-right="0.264cm"/>
      <style:paragraph-properties style:writing-mode="lr-tb"/>
    </style:style>
    <style:style style:name="gr4" style:family="graphic" style:parent-style-name="standard">
      <style:graphic-properties draw:stroke="dash" draw:stroke-dash="Double_20_Dash" svg:stroke-color="#729fcf" draw:fill="solid" draw:fill-color="#729fcf" draw:opacity="20%" draw:textarea-vertical-align="middle" fo:min-height="0.967cm"/>
      <style:paragraph-properties style:writing-mode="lr-tb"/>
    </style:style>
    <style:style style:name="gr5" style:family="graphic" style:parent-style-name="standard">
      <style:graphic-properties draw:stroke="solid" draw:stroke-dash="Double_20_Dash" svg:stroke-width="0.028cm" svg:stroke-color="#000000" draw:marker-start-width="0.242cm" draw:marker-end-width="0.242cm" draw:fill="none" draw:fill-color="#ffffff" draw:opacity="100%" draw:opacity-name="Transparency_20_6" fo:min-height="0.722cm" fo:padding-top="0.139cm" fo:padding-bottom="0.139cm" fo:padding-left="0.264cm" fo:padding-right="0.264cm"/>
      <style:paragraph-properties style:writing-mode="lr-tb"/>
    </style:style>
    <style:style style:name="gr6" style:family="graphic" style:parent-style-name="objectwithoutfill">
      <style:graphic-properties svg:stroke-color="#000000" draw:marker-end="Symmetric_20_Arrow" draw:marker-end-width="0.3cm" draw:fill="solid" draw:textarea-vertical-align="middle"/>
    </style:style>
    <style:style style:name="gr7" style:family="graphic" style:parent-style-name="standard">
      <style:graphic-properties draw:stroke="dash" draw:stroke-dash="Long_20_Dot" svg:stroke-width="0.028cm" svg:stroke-color="#666666" draw:marker-start-width="0.242cm" draw:marker-end-width="0.242cm" draw:fill="none" draw:fill-color="#ffffff" draw:opacity="100%" draw:opacity-name="Transparency_20_6" fo:min-height="2.273cm" fo:padding-top="0.139cm" fo:padding-bottom="0.139cm" fo:padding-left="0.264cm" fo:padding-right="0.264cm"/>
      <style:paragraph-properties style:writing-mode="lr-tb"/>
    </style:style>
    <style:style style:name="gr8" style:family="graphic" style:parent-style-name="standard">
      <style:graphic-properties draw:stroke="dash" draw:stroke-dash="Long_20_Dot" svg:stroke-width="0.028cm" svg:stroke-color="#666666" draw:marker-start-width="0.242cm" draw:marker-end-width="0.242cm" draw:fill="none" draw:fill-color="#ffffff" draw:opacity="100%" fo:min-height="0.722cm" fo:padding-top="0.139cm" fo:padding-bottom="0.139cm" fo:padding-left="0.264cm" fo:padding-right="0.264cm"/>
      <style:paragraph-properties style:writing-mode="lr-tb"/>
    </style:style>
    <style:style style:name="gr9" style:family="graphic" style:parent-style-name="standard">
      <style:graphic-properties draw:stroke="dash" draw:stroke-dash="Long_20_Dot" svg:stroke-width="0.028cm" svg:stroke-color="#666666" draw:marker-start-width="0.242cm" draw:marker-end-width="0.242cm" draw:fill="none" draw:fill-color="#ffffff" draw:opacity="100%" draw:opacity-name="Transparency_20_6" draw:auto-grow-height="false" draw:fit-to-size="false" style:shrink-to-fit="true" fo:min-height="0.722cm" fo:padding-top="0.139cm" fo:padding-bottom="0.139cm" fo:padding-left="0.264cm" fo:padding-right="0.264cm"/>
      <style:paragraph-properties style:writing-mode="lr-tb"/>
    </style:style>
    <style:style style:name="gr10" style:family="graphic" style:parent-style-name="standard">
      <style:graphic-properties draw:stroke="dash" draw:stroke-dash="Long_20_Dot" svg:stroke-width="0.028cm" svg:stroke-color="#666666" draw:marker-start-width="0.242cm" draw:marker-end-width="0.242cm" draw:fill="none" draw:fill-color="#ffffff" draw:opacity="100%" draw:opacity-name="Transparency_20_6" draw:auto-grow-height="false" draw:fit-to-size="false" style:shrink-to-fit="true" fo:min-height="1.137cm" fo:padding-top="0.139cm" fo:padding-bottom="0.139cm" fo:padding-left="0.264cm" fo:padding-right="0.264cm"/>
      <style:paragraph-properties style:writing-mode="lr-tb"/>
    </style:style>
    <style:style style:name="gr11" style:family="graphic" style:parent-style-name="standard">
      <style:graphic-properties draw:stroke="dash" draw:stroke-dash="Long_20_Dot" svg:stroke-width="0.028cm" svg:stroke-color="#666666" draw:marker-start-width="0.242cm" draw:marker-end-width="0.242cm" draw:fill="none" draw:fill-color="#ffffff" draw:opacity="100%" draw:opacity-name="Transparency_20_6" draw:auto-grow-height="false" fo:min-height="1.705cm" fo:padding-top="0.139cm" fo:padding-bottom="0.139cm" fo:padding-left="0.264cm" fo:padding-right="0.264cm"/>
      <style:paragraph-properties style:writing-mode="lr-tb"/>
    </style:style>
    <style:style style:name="gr12" style:family="graphic" style:parent-style-name="objectwithoutfill">
      <style:graphic-properties draw:stroke="dash" draw:stroke-dash="Double_20_Dot" svg:stroke-color="#666666" draw:marker-end="" draw:marker-end-width="0.3cm" draw:fill="solid" draw:textarea-vertical-align="middle"/>
    </style:style>
    <style:style style:name="gr13" style:family="graphic" style:parent-style-name="objectwithoutfill">
      <style:graphic-properties draw:stroke="dash" draw:stroke-dash="Double_20_Dot" svg:stroke-width="0.018cm" svg:stroke-color="#666666" draw:marker-start-width="0.227cm" draw:marker-end="" draw:marker-end-width="0.327cm" draw:fill="solid" draw:textarea-vertical-align="middle" fo:padding-top="0.134cm" fo:padding-bottom="0.134cm" fo:padding-left="0.259cm" fo:padding-right="0.259cm"/>
    </style:style>
    <style:style style:name="gr14" style:family="graphic" style:parent-style-name="standard">
      <style:graphic-properties draw:stroke="dash" draw:stroke-dash="Long_20_Dot" svg:stroke-width="0.028cm" svg:stroke-color="#666666" draw:marker-start-width="0.242cm" draw:marker-end-width="0.242cm" draw:fill="none" draw:fill-color="#ffffff" draw:opacity="100%" draw:opacity-name="Transparency_20_6" fo:min-height="2.334cm" fo:padding-top="0.139cm" fo:padding-bottom="0.139cm" fo:padding-left="0.264cm" fo:padding-right="0.264cm"/>
      <style:paragraph-properties style:writing-mode="lr-tb"/>
    </style:style>
    <style:style style:name="gr15" style:family="graphic" style:parent-style-name="standard">
      <style:graphic-properties draw:stroke="dash" draw:stroke-dash="Double_20_Dash" svg:stroke-color="#729fcf" draw:fill="solid" draw:fill-color="#729fcf" draw:opacity="20%" fo:min-height="2.416cm"/>
      <style:paragraph-properties style:writing-mode="lr-tb"/>
    </style:style>
    <style:style style:name="gr16" style:family="graphic" style:parent-style-name="standard">
      <style:graphic-properties draw:stroke="dash" draw:stroke-dash="Long_20_Dot" svg:stroke-width="0.028cm" svg:stroke-color="#666666" draw:marker-start-width="0.242cm" draw:marker-end-width="0.242cm" draw:fill="none" draw:fill-color="#ffffff" draw:opacity="100%" draw:opacity-name="Transparency_20_6" fo:min-height="1.705cm" fo:padding-top="0.139cm" fo:padding-bottom="0.139cm" fo:padding-left="0.264cm" fo:padding-right="0.264cm"/>
      <style:paragraph-properties style:writing-mode="lr-tb"/>
    </style:style>
    <style:style style:name="P1" style:family="paragraph">
      <loext:graphic-properties draw:fill="solid" draw:fill-color="#729fcf" draw:opacity="20%"/>
      <style:paragraph-properties style:writing-mode="lr-tb"/>
      <style:text-properties fo:color="#3465a4" loext:opacity="100%" style:font-name="Linux Libertine G" fo:font-size="12pt" fo:font-style="italic" style:font-size-asian="12pt" style:font-style-asian="italic" style:font-size-complex="12pt" style:font-style-complex="italic"/>
    </style:style>
    <style:style style:name="P2" style:family="paragraph">
      <loext:graphic-properties draw:fill="none" draw:fill-color="#ffffff"/>
      <style:paragraph-properties style:writing-mode="lr-tb"/>
      <style:text-properties style:font-name="Linux Libertine G" fo:font-style="italic" style:font-style-asian="italic" style:font-style-complex="italic"/>
    </style:style>
    <style:style style:name="P3" style:family="paragraph">
      <style:paragraph-properties fo:text-align="center"/>
    </style:style>
    <style:style style:name="P4" style:family="paragraph">
      <loext:graphic-properties draw:fill="none" draw:fill-color="#ffffff" draw:opacity="100%" draw:opacity-name="Transparency_20_6"/>
      <style:paragraph-properties fo:text-align="center" style:writing-mode="lr-tb"/>
      <style:text-properties style:font-name="Linux Libertine G" fo:font-size="14pt" fo:font-style="normal" style:font-size-asian="14pt" style:font-style-asian="normal" style:font-size-complex="14pt" style:font-style-complex="normal"/>
    </style:style>
    <style:style style:name="P5" style:family="paragraph">
      <loext:graphic-properties draw:fill="solid"/>
      <style:paragraph-properties fo:text-align="center"/>
    </style:style>
    <style:style style:name="P6" style:family="paragraph">
      <loext:graphic-properties draw:fill="none" draw:fill-color="#ffffff" draw:opacity="100%" draw:opacity-name="Transparency_20_6"/>
      <style:paragraph-properties fo:text-align="center" style:writing-mode="lr-tb"/>
      <style:text-properties fo:color="#666666" loext:opacity="100%" style:font-name="Linux Libertine G" fo:font-size="14pt" fo:font-style="normal" style:font-size-asian="14pt" style:font-style-asian="normal" style:font-size-complex="14pt" style:font-style-complex="normal"/>
    </style:style>
    <style:style style:name="P7" style:family="paragraph">
      <loext:graphic-properties draw:fill="none" draw:fill-color="#ffffff" draw:opacity="100%"/>
      <style:paragraph-properties fo:text-align="center" style:writing-mode="lr-tb"/>
      <style:text-properties fo:color="#666666" loext:opacity="100%" style:font-name="Linux Libertine G" fo:font-size="14pt" fo:font-style="normal" style:font-size-asian="14pt" style:font-style-asian="normal" style:font-size-complex="14pt" style:font-style-complex="normal"/>
    </style:style>
    <style:style style:name="P8" style:family="paragraph">
      <loext:graphic-properties draw:fill="solid" draw:fill-color="#729fcf" draw:opacity="20%"/>
      <style:paragraph-properties style:writing-mode="lr-tb"/>
      <style:text-properties fo:color="#3465a4" loext:opacity="100%" style:font-name="Linux Libertine G" fo:font-size="12pt" style:font-size-asian="12pt" style:font-size-complex="12pt"/>
    </style:style>
    <style:style style:name="P9" style:family="paragraph">
      <loext:graphic-properties draw:fill="none" draw:fill-color="#ffffff" draw:opacity="100%" draw:opacity-name="Transparency_20_6"/>
      <style:paragraph-properties fo:text-align="center" style:writing-mode="lr-tb"/>
      <style:text-properties fo:color="#666666" loext:opacity="100%" style:font-name="Linux Libertine G" fo:font-size="14pt" fo:font-style="italic" style:font-size-asian="14pt" style:font-style-asian="italic" style:font-size-complex="14pt" style:font-style-complex="italic"/>
    </style:style>
    <style:style style:name="T1" style:family="text">
      <style:text-properties fo:font-variant="normal" fo:text-transform="none" fo:color="#3465a4" loext:opacity="100%" style:text-outline="false" style:text-line-through-style="none" style:text-line-through-type="none" style:font-name="Linux Libertine G" fo:font-size="12pt" fo:font-style="italic" fo:text-shadow="none" style:text-underline-style="none" fo:font-weight="normal" style:letter-kerning="true" style:font-name-asian="Microsoft YaHei" style:font-size-asian="12pt" style:font-style-asian="italic" style:font-weight-asian="normal" style:font-name-complex="Lucida Sans" style:font-size-complex="12pt" style:font-style-complex="italic" style:font-weight-complex="normal" style:text-emphasize="none" style:font-relief="none" style:text-overline-style="none" style:text-overline-color="font-color"/>
    </style:style>
    <style:style style:name="T2" style:family="text">
      <style:text-properties fo:color="#3465a4" loext:opacity="100%" style:font-name="Linux Libertine G" fo:font-size="12pt" fo:font-style="italic" style:font-size-asian="12pt" style:font-style-asian="italic" style:font-size-complex="12pt" style:font-style-complex="italic"/>
    </style:style>
    <style:style style:name="T3" style:family="text">
      <style:text-properties style:font-name="Linux Libertine G" fo:font-style="italic" style:font-style-asian="italic" style:font-style-complex="italic"/>
    </style:style>
    <style:style style:name="T4" style:family="text">
      <style:text-properties style:font-name="Linux Libertine G" fo:font-size="14pt" fo:font-style="normal" style:font-size-asian="14pt" style:font-style-asian="normal" style:font-size-complex="14pt" style:font-style-complex="normal"/>
    </style:style>
    <style:style style:name="T5" style:family="text">
      <style:text-properties fo:color="#666666" loext:opacity="100%" style:font-name="Linux Libertine G" fo:font-size="14pt" fo:font-style="normal" style:font-size-asian="14pt" style:font-style-asian="normal" style:font-size-complex="14pt" style:font-style-complex="normal"/>
    </style:style>
    <style:style style:name="T6" style:family="text">
      <style:text-properties fo:color="#666666" loext:opacity="100%" style:font-name="Linux Libertine G" fo:font-size="14pt" fo:font-style="italic" style:font-size-asian="14pt" style:font-style-asian="italic" style:font-size-complex="14pt" style:font-style-complex="italic"/>
    </style:style>
    <style:style style:name="T7" style:family="text">
      <style:text-properties fo:color="#3465a4" loext:opacity="100%" style:font-name="Linux Libertine G" fo:font-size="12pt" style:font-size-asian="12pt" style:font-size-complex="12pt"/>
    </style:style>
    <style:style style:name="T8" style:family="text">
      <style:text-properties fo:font-variant="normal" fo:text-transform="none" fo:color="#666666" loext:opacity="100%" style:text-outline="false" style:text-line-through-style="none" style:text-line-through-type="none" style:font-name="Linux Libertine G" fo:font-size="14pt" fo:font-style="italic" fo:text-shadow="none" style:text-underline-style="none" fo:font-weight="normal" style:letter-kerning="true" style:font-name-asian="AdvPS_TINR" style:font-size-asian="14pt" style:font-style-asian="italic" style:font-weight-asian="normal" style:font-name-complex="AdvPS_TINR" style:font-size-complex="14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0.1cm" svg:height="1.7cm" svg:x="27.6cm" svg:y="23cm">
          <draw:text-box>
            <text:p><text:span text:style-name="T1">Only if sampling designs is e</text:span><text:span text:style-name="T2">nvironmentally imbalanced. Each species’ environmental bias is corrected among clusters without altering its ecological preference </text:span></text:p>
          </draw:text-box>
        </draw:frame>
        <draw:frame draw:style-name="gr2" draw:text-style-name="P1" draw:layer="layout" svg:width="6.4cm" svg:height="0.685cm" svg:x="26.3cm" svg:y="3.415cm">
          <draw:text-box>
            <text:p><text:span text:style-name="T2">Which optimal distance for trees ?</text:span></text:p>
          </draw:text-box>
        </draw:frame>
        <draw:frame draw:style-name="gr3" draw:text-style-name="P2" draw:layer="layout" svg:width="38cm" svg:height="38cm" svg:x="1cm" svg:y="1cm">
          <draw:text-box>
            <text:p><text:span text:style-name="T3">Subsampling/resampling : how to reduce the number of occurrence records ?</text:span></text:p>
          </draw:text-box>
        </draw:frame>
        <draw:frame draw:style-name="gr4" draw:text-style-name="P1" draw:layer="layout" svg:width="8.3cm" svg:height="1.217cm" svg:x="13.6cm" svg:y="24.592cm">
          <draw:text-box>
            <text:p><text:span text:style-name="T1">Some authors </text:span><text:span text:style-name="T2">arbitrarily reduce the number of observations to decrease computation cost... </text:span></text:p>
          </draw:text-box>
        </draw:frame>
        <draw:frame draw:style-name="gr5" draw:text-style-name="P4" xml:id="id4" draw:id="id4" draw:layer="layout" svg:width="4cm" svg:height="1cm" svg:x="15cm" svg:y="4.415cm">
          <draw:text-box>
            <text:p text:style-name="P3"><text:span text:style-name="T4">Thinning</text:span></text:p>
          </draw:text-box>
        </draw:frame>
        <draw:frame draw:style-name="gr5" draw:text-style-name="P4" xml:id="id1" draw:id="id1" draw:layer="layout" svg:width="3cm" svg:height="1cm" svg:x="2cm" svg:y="10.515cm">
          <draw:text-box>
            <text:p text:style-name="P3"><text:span text:style-name="T4">Filtering</text:span></text:p>
          </draw:text-box>
        </draw:frame>
        <draw:frame draw:style-name="gr5" draw:text-style-name="P4" xml:id="id5" draw:id="id5" draw:layer="layout" svg:width="4cm" svg:height="1cm" svg:x="15cm" svg:y="10.015cm">
          <draw:text-box>
            <text:p text:style-name="P3"><text:span text:style-name="T4">Aggregating</text:span></text:p>
          </draw:text-box>
        </draw:frame>
        <draw:frame draw:style-name="gr5" draw:text-style-name="P4" xml:id="id2" draw:id="id2" draw:layer="layout" svg:width="6cm" svg:height="1cm" svg:x="7cm" svg:y="7.115cm">
          <draw:text-box>
            <text:p text:style-name="P3"><text:span text:style-name="T4">In geographic space</text:span></text:p>
          </draw:text-box>
        </draw:frame>
        <draw:frame draw:style-name="gr5" draw:text-style-name="P4" xml:id="id3" draw:id="id3" draw:layer="layout" svg:width="6cm" svg:height="1cm" svg:x="7cm" svg:y="16.2cm">
          <draw:text-box>
            <text:p text:style-name="P3"><text:span text:style-name="T4">In environmental space</text:span></text:p>
          </draw:text-box>
        </draw:frame>
        <draw:frame draw:style-name="gr5" draw:text-style-name="P4" xml:id="id9" draw:id="id9" draw:layer="layout" svg:width="4cm" svg:height="1cm" svg:x="15cm" svg:y="16.2cm">
          <draw:text-box>
            <text:p text:style-name="P3"><text:span text:style-name="T4">Thinning</text:span></text:p>
          </draw:text-box>
        </draw:frame>
        <draw:connector draw:style-name="gr6" draw:text-style-name="P5" draw:layer="layout" svg:x1="5cm" svg:y1="11.015cm" svg:x2="7cm" svg:y2="7.615cm" draw:start-shape="id1" draw:start-glue-point="1" draw:end-shape="id2" draw:end-glue-point="3" svg:d="M5000 11015h1000v-3400h1000" svg:viewBox="0 0 2001 3401">
          <text:p/>
        </draw:connector>
        <draw:connector draw:style-name="gr6" draw:text-style-name="P5" draw:layer="layout" svg:x1="5cm" svg:y1="11.015cm" svg:x2="7cm" svg:y2="16.7cm" draw:start-shape="id1" draw:start-glue-point="1" draw:end-shape="id3" draw:end-glue-point="3" svg:d="M5000 11015h1000v5685h1000" svg:viewBox="0 0 2001 5686">
          <text:p/>
        </draw:connector>
        <draw:connector draw:style-name="gr6" draw:text-style-name="P5" draw:layer="layout" svg:x1="13cm" svg:y1="7.615cm" svg:x2="15cm" svg:y2="4.915cm" draw:start-shape="id2" draw:start-glue-point="1" draw:end-shape="id4" draw:end-glue-point="3" svg:d="M13000 7615h1000v-2700h1000" svg:viewBox="0 0 2001 2701">
          <text:p/>
        </draw:connector>
        <draw:connector draw:style-name="gr6" draw:text-style-name="P5" draw:layer="layout" svg:x1="13cm" svg:y1="7.615cm" svg:x2="15cm" svg:y2="10.515cm" draw:start-shape="id2" draw:start-glue-point="1" draw:end-shape="id5" draw:end-glue-point="3" svg:d="M13000 7615h1000v2900h1000" svg:viewBox="0 0 2001 2901">
          <text:p/>
        </draw:connector>
        <draw:frame draw:style-name="gr5" draw:text-style-name="P4" xml:id="id6" draw:id="id6" draw:layer="layout" svg:width="4.4cm" svg:height="1cm" svg:x="21cm" svg:y="2.415cm">
          <draw:text-box>
            <text:p text:style-name="P3"><text:span text:style-name="T4">Random algorithm </text:span></text:p>
          </draw:text-box>
        </draw:frame>
        <draw:frame draw:style-name="gr5" draw:text-style-name="P4" xml:id="id7" draw:id="id7" draw:layer="layout" svg:width="5cm" svg:height="1cm" svg:x="21cm" svg:y="6.415cm">
          <draw:text-box>
            <text:p text:style-name="P3"><text:span text:style-name="T4">Systematic sampling</text:span></text:p>
          </draw:text-box>
        </draw:frame>
        <draw:frame draw:style-name="gr5" draw:text-style-name="P4" xml:id="id8" draw:id="id8" draw:layer="layout" svg:width="2cm" svg:height="1cm" svg:x="21cm" svg:y="10.015cm">
          <draw:text-box>
            <text:p text:style-name="P3"><text:span text:style-name="T4">Grid </text:span></text:p>
          </draw:text-box>
        </draw:frame>
        <draw:frame draw:style-name="gr5" draw:text-style-name="P4" xml:id="id10" draw:id="id10" draw:layer="layout" svg:width="6cm" svg:height="1cm" svg:x="21cm" svg:y="12.115cm">
          <draw:text-box>
            <text:p text:style-name="P3"><text:span text:style-name="T4">Real climatic variables</text:span></text:p>
          </draw:text-box>
        </draw:frame>
        <draw:frame draw:style-name="gr5" draw:text-style-name="P4" xml:id="id11" draw:id="id11" draw:layer="layout" svg:width="5cm" svg:height="1cm" svg:x="21cm" svg:y="17.2cm">
          <draw:text-box>
            <text:p text:style-name="P3"><text:span text:style-name="T4">Multivariate clusters</text:span></text:p>
          </draw:text-box>
        </draw:frame>
        <draw:connector draw:style-name="gr6" draw:text-style-name="P5" draw:layer="layout" svg:x1="19cm" svg:y1="4.915cm" svg:x2="21cm" svg:y2="2.915cm" draw:start-shape="id4" draw:start-glue-point="1" draw:end-shape="id6" draw:end-glue-point="3" svg:d="M19000 4915h1000v-2000h1000" svg:viewBox="0 0 2001 2001">
          <text:p/>
        </draw:connector>
        <draw:connector draw:style-name="gr6" draw:text-style-name="P5" draw:layer="layout" svg:x1="19cm" svg:y1="4.915cm" svg:x2="21cm" svg:y2="6.915cm" draw:start-shape="id4" draw:start-glue-point="1" draw:end-shape="id7" draw:end-glue-point="3" svg:d="M19000 4915h1000v2000h1000" svg:viewBox="0 0 2001 2001">
          <text:p/>
        </draw:connector>
        <draw:connector draw:style-name="gr6" draw:text-style-name="P5" draw:layer="layout" svg:x1="19cm" svg:y1="10.515cm" svg:x2="21cm" svg:y2="10.515cm" draw:start-shape="id5" draw:start-glue-point="1" draw:end-shape="id8" draw:end-glue-point="3" svg:d="M19000 10515h2000" svg:viewBox="0 0 2001 1">
          <text:p/>
        </draw:connector>
        <draw:connector draw:style-name="gr6" draw:text-style-name="P5" draw:layer="layout" svg:x1="13cm" svg:y1="16.7cm" svg:x2="15cm" svg:y2="16.7cm" draw:start-shape="id3" draw:start-glue-point="1" draw:end-shape="id9" draw:end-glue-point="3" svg:d="M13000 16700h2000" svg:viewBox="0 0 2001 1">
          <text:p/>
        </draw:connector>
        <draw:connector draw:style-name="gr6" draw:text-style-name="P5" draw:layer="layout" svg:x1="19cm" svg:y1="16.7cm" svg:x2="21cm" svg:y2="12.615cm" draw:start-shape="id9" draw:start-glue-point="1" draw:end-shape="id10" draw:end-glue-point="3" svg:d="M19000 16700h1000v-4085h1000" svg:viewBox="0 0 2001 4086">
          <text:p/>
        </draw:connector>
        <draw:connector draw:style-name="gr6" draw:text-style-name="P5" draw:layer="layout" svg:x1="19cm" svg:y1="16.7cm" svg:x2="21cm" svg:y2="17.7cm" draw:start-shape="id9" draw:start-glue-point="1" draw:end-shape="id11" draw:end-glue-point="3" svg:d="M19000 16700h1000v1000h1000" svg:viewBox="0 0 2001 1001">
          <text:p/>
        </draw:connector>
        <draw:frame draw:style-name="gr5" draw:text-style-name="P4" xml:id="id12" draw:id="id12" draw:layer="layout" svg:width="5cm" svg:height="1cm" svg:x="27cm" svg:y="2.415cm">
          <draw:text-box>
            <text:p text:style-name="P3"><text:span text:style-name="T4">SpThin (R package)</text:span></text:p>
          </draw:text-box>
        </draw:frame>
        <draw:connector draw:style-name="gr6" draw:text-style-name="P5" draw:layer="layout" svg:x1="25.4cm" svg:y1="2.915cm" svg:x2="27cm" svg:y2="2.915cm" draw:start-shape="id6" draw:start-glue-point="1" draw:end-shape="id12" draw:end-glue-point="3" svg:d="M25400 2915h1600" svg:viewBox="0 0 1601 1">
          <text:p/>
        </draw:connector>
        <draw:frame draw:style-name="gr5" draw:text-style-name="P4" xml:id="id17" draw:id="id17" draw:layer="layout" svg:width="5cm" svg:height="1cm" svg:x="2cm" svg:y="23.3cm">
          <draw:text-box>
            <text:p text:style-name="P3"><text:span text:style-name="T4">Random sampling</text:span></text:p>
          </draw:text-box>
        </draw:frame>
        <draw:frame draw:style-name="gr7" draw:text-style-name="P6" xml:id="id18" draw:id="id18" draw:layer="layout" svg:width="10cm" svg:height="2.551cm" svg:x="11cm" svg:y="19cm">
          <draw:text-box>
            <text:p text:style-name="P3"><text:span text:style-name="T5">e.g. Bertrand et al. (2012) : </text:span><text:span text:style-name="T6">random 10 % of the forests plots, 3000 replications</text:span></text:p>
            <text:p text:style-name="P3"><text:span text:style-name="T5">e.g. Ihlow et al. (2012) : </text:span><text:span text:style-name="T6">randomly omitted 30 % of records, procedure repeated 100 times</text:span></text:p>
          </draw:text-box>
        </draw:frame>
        <draw:frame draw:style-name="gr8" draw:text-style-name="P7" xml:id="id19" draw:id="id19" draw:layer="layout" svg:width="4cm" svg:height="1cm" svg:x="34cm" svg:y="2.415cm">
          <draw:text-box>
            <text:p text:style-name="P3"><text:span text:style-name="T5">500+ citations</text:span></text:p>
          </draw:text-box>
        </draw:frame>
        <draw:frame draw:style-name="gr9" draw:text-style-name="P6" xml:id="id16" draw:id="id16" draw:layer="layout" svg:width="10cm" svg:height="2.45cm" svg:x="28cm" svg:y="4.422cm">
          <draw:text-box>
            <text:p text:style-name="P3"><text:span text:style-name="T5">e.g. Fourcade et al. (2014), Dyderski et al. (2018) : </text:span><text:span text:style-name="T6">resampled the data within a grid: within each grid cell randomly selected one data point from the distribution data </text:span></text:p>
          </draw:text-box>
        </draw:frame>
        <draw:frame draw:style-name="gr10" draw:text-style-name="P6" xml:id="id15" draw:id="id15" draw:layer="layout" svg:width="7.91cm" svg:height="1.4cm" svg:x="25cm" svg:y="9.816cm">
          <draw:text-box>
            <text:p text:style-name="P3"><text:span text:style-name="T5">e.g. Chauvier et al. (2021b) : </text:span><text:span text:style-name="T6">occurrences aggregated to a 1km grid</text:span></text:p>
          </draw:text-box>
        </draw:frame>
        <draw:frame draw:style-name="gr5" draw:text-style-name="P4" xml:id="id13" draw:id="id13" draw:layer="layout" svg:width="5cm" svg:height="1cm" svg:x="21cm" svg:y="14.572cm">
          <draw:text-box>
            <text:p text:style-name="P3"><text:span text:style-name="T4">Reduced space (PCA)</text:span></text:p>
          </draw:text-box>
        </draw:frame>
        <draw:connector draw:style-name="gr6" draw:text-style-name="P5" draw:layer="layout" svg:x1="19cm" svg:y1="16.7cm" svg:x2="21cm" svg:y2="15.072cm" draw:start-shape="id9" draw:start-glue-point="1" draw:end-shape="id13" draw:end-glue-point="3" svg:d="M19000 16700h1000v-1628h1000" svg:viewBox="0 0 2001 1629">
          <text:p/>
        </draw:connector>
        <draw:frame draw:style-name="gr11" draw:text-style-name="P6" xml:id="id14" draw:id="id14" draw:layer="layout" svg:width="9cm" svg:height="2cm" svg:x="29cm" svg:y="11.622cm">
          <draw:text-box>
            <text:p text:style-name="P3"><text:span text:style-name="T5">e.g. Varela et al. (2014) : </text:span><text:span text:style-name="T6">x-axis is max. temp. of the warmest month, y-axis is prec. of the driest month</text:span></text:p>
          </draw:text-box>
        </draw:frame>
        <draw:connector draw:style-name="gr12" draw:text-style-name="P5" draw:layer="layout" svg:x1="27cm" svg:y1="12.615cm" svg:x2="29cm" svg:y2="12.622cm" draw:start-shape="id10" draw:start-glue-point="1" draw:end-shape="id14" draw:end-glue-point="3" svg:d="M27000 12615h1000v7h1000" svg:viewBox="0 0 2001 8">
          <text:p/>
        </draw:connector>
        <draw:connector draw:style-name="gr12" draw:text-style-name="P5" draw:layer="layout" svg:x1="23cm" svg:y1="10.515cm" svg:x2="25cm" svg:y2="10.516cm" draw:start-shape="id8" draw:start-glue-point="1" draw:end-shape="id15" draw:end-glue-point="3" svg:d="M23000 10515h1000v1h1000" svg:viewBox="0 0 2001 2">
          <text:p/>
        </draw:connector>
        <draw:connector draw:style-name="gr13" draw:text-style-name="P5" draw:layer="layout" svg:x1="26cm" svg:y1="6.915cm" svg:x2="28cm" svg:y2="5.647cm" draw:start-shape="id7" draw:start-glue-point="1" draw:end-shape="id16" draw:end-glue-point="3" svg:d="M26000 6915h1000v-1268h1000" svg:viewBox="0 0 2001 1269">
          <text:p/>
        </draw:connector>
        <draw:connector draw:style-name="gr12" draw:text-style-name="P5" draw:layer="layout" svg:x1="7cm" svg:y1="23.8cm" svg:x2="11cm" svg:y2="20.275cm" draw:start-shape="id17" draw:start-glue-point="1" draw:end-shape="id18" draw:end-glue-point="3" svg:d="M7000 23800h2000v-3525h2000" svg:viewBox="0 0 4001 3526">
          <text:p/>
        </draw:connector>
        <draw:connector draw:style-name="gr13" draw:text-style-name="P5" draw:layer="layout" svg:x1="32cm" svg:y1="2.915cm" svg:x2="34cm" svg:y2="2.915cm" draw:start-shape="id12" draw:start-glue-point="1" draw:end-shape="id19" draw:end-glue-point="3" svg:d="M32000 2915h2000" svg:viewBox="0 0 2001 1">
          <text:p/>
        </draw:connector>
        <draw:frame draw:style-name="gr11" draw:text-style-name="P6" xml:id="id20" draw:id="id20" draw:layer="layout" svg:width="10.7cm" svg:height="2cm" svg:x="27.3cm" svg:y="16.7cm">
          <draw:text-box>
            <text:p text:style-name="P3"><text:span text:style-name="T5">e.g. Inman et al. (2021) : </text:span><text:span text:style-name="T6">sampling observations at a uniform rate within multiple multivariate clusters identified in the n-dimensional environmental space</text:span></text:p>
          </draw:text-box>
        </draw:frame>
        <draw:connector draw:style-name="gr12" draw:text-style-name="P5" draw:layer="layout" svg:x1="26cm" svg:y1="17.7cm" svg:x2="27.3cm" svg:y2="17.7cm" draw:start-shape="id11" draw:start-glue-point="1" draw:end-shape="id20" draw:end-glue-point="3" svg:d="M26000 17700h1300" svg:viewBox="0 0 1301 1">
          <text:p/>
        </draw:connector>
        <draw:frame draw:style-name="gr9" draw:text-style-name="P6" xml:id="id21" draw:id="id21" draw:layer="layout" svg:width="10cm" svg:height="2.007cm" svg:x="28cm" svg:y="7.423cm">
          <draw:text-box>
            <text:p text:style-name="P3"><text:span text:style-name="T5">e.g. Beck et al. (2014) : </text:span><text:span text:style-name="T6">generated subsampled data sets by iteratively and randomly extracting up to 20 records per cell </text:span></text:p>
          </draw:text-box>
        </draw:frame>
        <draw:connector draw:style-name="gr13" draw:text-style-name="P5" draw:layer="layout" draw:line-skew="-0.193cm" svg:x1="26.9cm" svg:y1="6.915cm" svg:x2="28cm" svg:y2="8.426cm" draw:end-shape="id21" draw:end-glue-point="3" svg:d="M26900 6915h100v1511h1000" svg:viewBox="0 0 1101 1512">
          <text:p/>
        </draw:connector>
        <draw:frame draw:style-name="gr11" draw:text-style-name="P6" xml:id="id22" draw:id="id22" draw:layer="layout" svg:width="10.7cm" svg:height="2cm" svg:x="27.3cm" svg:y="14.072cm">
          <draw:text-box>
            <text:p text:style-name="P3"><text:span text:style-name="T5">e.g. Fourcade et al. (2014) : </text:span><text:span text:style-name="T6">PCA on environmental descriptors, cluster analysis based on <text:s/>PCA axes space, one record randomly sampled per class</text:span></text:p>
          </draw:text-box>
        </draw:frame>
        <draw:connector draw:style-name="gr12" draw:text-style-name="P5" draw:layer="layout" svg:x1="26cm" svg:y1="15.072cm" svg:x2="27.3cm" svg:y2="15.072cm" draw:start-shape="id13" draw:start-glue-point="1" draw:end-shape="id22" draw:end-glue-point="3" svg:d="M26000 15072h1300" svg:viewBox="0 0 1301 1">
          <text:p/>
        </draw:connector>
        <draw:connector draw:style-name="gr12" draw:text-style-name="P5" draw:layer="layout" svg:x1="26cm" svg:y1="17.7cm" svg:x2="27.3cm" svg:y2="15.072cm" draw:start-shape="id11" draw:start-glue-point="1" svg:d="M26000 17700h907v-2628h393" svg:viewBox="0 0 1301 2629">
          <text:p/>
        </draw:connector>
        <draw:frame draw:style-name="gr14" draw:text-style-name="P6" xml:id="id23" draw:id="id23" draw:layer="layout" svg:width="13.4cm" svg:height="2.612cm" svg:x="11cm" svg:y="21.8cm">
          <draw:text-box>
            <text:p text:style-name="P3"><text:span text:style-name="T5">e.g. Norberg et al. (2019) : « </text:span><text:span text:style-name="T6">As some of the statistical methods are computationally intensive, their application to the original full data was not possible. To enable comparison among all methods, we subsampled each data set to 1,200 sampling units »</text:span></text:p>
          </draw:text-box>
        </draw:frame>
        <draw:connector draw:style-name="gr12" draw:text-style-name="P5" draw:layer="layout" svg:x1="7cm" svg:y1="23.8cm" svg:x2="11cm" svg:y2="23.106cm" draw:start-shape="id17" draw:start-glue-point="1" draw:end-shape="id23" draw:end-glue-point="3" svg:d="M7000 23800h2000v-694h2000" svg:viewBox="0 0 4001 695">
          <text:p/>
        </draw:connector>
        <draw:frame draw:style-name="gr5" draw:text-style-name="P4" xml:id="id24" draw:id="id24" draw:layer="layout" svg:width="3cm" svg:height="1cm" svg:x="2cm" svg:y="34cm">
          <draw:text-box>
            <text:p text:style-name="P3"><text:span text:style-name="T4">Splitting</text:span></text:p>
          </draw:text-box>
        </draw:frame>
        <draw:frame draw:style-name="gr5" draw:text-style-name="P4" xml:id="id26" draw:id="id26" draw:layer="layout" svg:width="4cm" svg:height="1cm" svg:x="7cm" svg:y="37cm">
          <draw:text-box>
            <text:p text:style-name="P3"><text:span text:style-name="T4">Random split</text:span></text:p>
          </draw:text-box>
        </draw:frame>
        <draw:frame draw:style-name="gr15" draw:text-style-name="P8" draw:layer="layout" svg:width="6.6cm" svg:height="2.666cm" svg:x="7cm" svg:y="32.5cm">
          <draw:text-box>
            <text:p><text:span text:style-name="T7">Roberts et al. (2017) : </text:span></text:p>
            <text:p><text:span text:style-name="T7">⚠ </text:span><text:span text:style-name="T2">blocking may hold out entire portions of the predictor space =&gt; overestimation of interpolation errors… Is extrapolation the goal ?</text:span></text:p>
          </draw:text-box>
        </draw:frame>
        <draw:frame draw:style-name="gr5" draw:text-style-name="P4" xml:id="id25" draw:id="id25" draw:layer="layout" svg:width="4cm" svg:height="1cm" svg:x="7cm" svg:y="31.5cm">
          <draw:text-box>
            <text:p text:style-name="P3"><text:span text:style-name="T4">Block split</text:span></text:p>
          </draw:text-box>
        </draw:frame>
        <draw:connector draw:style-name="gr6" draw:text-style-name="P5" draw:layer="layout" svg:x1="5cm" svg:y1="34.5cm" svg:x2="7cm" svg:y2="32cm" draw:start-shape="id24" draw:start-glue-point="1" draw:end-shape="id25" draw:end-glue-point="3" svg:d="M5000 34500h1000v-2500h1000" svg:viewBox="0 0 2001 2501">
          <text:p/>
        </draw:connector>
        <draw:frame draw:style-name="gr5" draw:text-style-name="P4" xml:id="id27" draw:id="id27" draw:layer="layout" svg:width="7cm" svg:height="1cm" svg:x="15cm" svg:y="29.5cm">
          <draw:text-box>
            <text:p text:style-name="P3"><text:span text:style-name="T4">PCA + PAM clustering method</text:span></text:p>
          </draw:text-box>
        </draw:frame>
        <draw:connector draw:style-name="gr6" draw:text-style-name="P5" draw:layer="layout" svg:x1="5cm" svg:y1="34.5cm" svg:x2="7cm" svg:y2="37.5cm" draw:start-shape="id24" draw:start-glue-point="1" draw:end-shape="id26" draw:end-glue-point="3" svg:d="M5000 34500h1000v3000h1000" svg:viewBox="0 0 2001 3001">
          <text:p/>
        </draw:connector>
        <draw:connector draw:style-name="gr6" draw:text-style-name="P5" draw:layer="layout" svg:x1="11cm" svg:y1="32cm" svg:x2="15cm" svg:y2="30cm" draw:start-shape="id25" draw:start-glue-point="1" draw:end-shape="id27" draw:end-glue-point="3" svg:d="M11000 32000h2000v-2000h2000" svg:viewBox="0 0 4001 2001">
          <text:p/>
        </draw:connector>
        <draw:frame draw:style-name="gr11" draw:text-style-name="P9" xml:id="id30" draw:id="id30" draw:layer="layout" svg:width="14cm" svg:height="1.4cm" svg:x="23.7cm" svg:y="28.6cm">
          <draw:text-box>
            <text:p text:style-name="P3"><text:span text:style-name="T6">e.g. Brun et al. (2020) : environmental block split-sampling (using the two first PCA axes on the set of environmental predictors)</text:span></text:p>
          </draw:text-box>
        </draw:frame>
        <draw:connector draw:style-name="gr12" draw:text-style-name="P5" draw:layer="layout" draw:line-skew="0.25cm" svg:x1="26cm" svg:y1="17.7cm" svg:x2="27.3cm" svg:y2="21.15cm" draw:start-shape="id11" draw:start-glue-point="1" draw:end-shape="id28" draw:end-glue-point="3" svg:d="M26000 17700h900v3450h400" svg:viewBox="0 0 1301 3451">
          <text:p/>
        </draw:connector>
        <draw:frame draw:style-name="gr16" draw:text-style-name="P6" xml:id="id29" draw:id="id29" draw:layer="layout" svg:width="13.8cm" svg:height="1.983cm" svg:x="11cm" svg:y="26cm">
          <draw:text-box>
            <text:p text:style-name="P3"><text:span text:style-name="T5">e.g. Chauvier et al. (2021a) : « for species with &gt;10,000 observations, we sampled randomly without replacement a subset of 10,000 observations for better computation efficiency</text:span><text:span text:style-name="T6"> »</text:span></text:p>
          </draw:text-box>
        </draw:frame>
        <draw:connector draw:style-name="gr12" draw:text-style-name="P5" draw:layer="layout" svg:x1="7cm" svg:y1="23.8cm" svg:x2="11cm" svg:y2="26.991cm" draw:start-shape="id17" draw:start-glue-point="1" draw:end-shape="id29" draw:end-glue-point="3" svg:d="M7000 23800h2000v3191h2000" svg:viewBox="0 0 4001 3192">
          <text:p/>
        </draw:connector>
        <draw:frame draw:style-name="gr11" draw:text-style-name="P9" xml:id="id31" draw:id="id31" draw:layer="layout" svg:width="11cm" svg:height="1.4cm" svg:x="23.7cm" svg:y="30.5cm">
          <draw:text-box>
            <text:p text:style-name="P3"><text:span text:style-name="T6">e.g. Chauvier et al. (2021a) : spatial block split sampling (using the observation coordinates)</text:span></text:p>
          </draw:text-box>
        </draw:frame>
        <draw:frame draw:style-name="gr11" draw:text-style-name="P9" xml:id="id32" draw:id="id32" draw:layer="layout" svg:width="14.3cm" svg:height="1.4cm" svg:x="23.7cm" svg:y="32.4cm">
          <draw:text-box>
            <text:p text:style-name="P3"><text:span text:style-name="T6">e.g. Chauvier et al. (2021b) : spatio-environmental block split sampling (</text:span><text:span text:style-name="T8">using the two principal components and observation coordinates</text:span><text:span text:style-name="T6">)</text:span></text:p>
          </draw:text-box>
        </draw:frame>
        <draw:connector draw:style-name="gr12" draw:text-style-name="P5" draw:layer="layout" svg:x1="22cm" svg:y1="30cm" svg:x2="23.7cm" svg:y2="29.3cm" draw:start-shape="id27" draw:start-glue-point="1" draw:end-shape="id30" draw:end-glue-point="3" svg:d="M22000 30000h850v-700h850" svg:viewBox="0 0 1701 701">
          <text:p/>
        </draw:connector>
        <draw:connector draw:style-name="gr12" draw:text-style-name="P5" draw:layer="layout" draw:line-skew="0.257cm" svg:x1="22cm" svg:y1="30cm" svg:x2="23.7cm" svg:y2="31.2cm" draw:end-shape="id31" draw:end-glue-point="3" svg:d="M22000 30000h850v1200h850" svg:viewBox="0 0 1701 1201">
          <text:p/>
        </draw:connector>
        <draw:connector draw:style-name="gr12" draw:text-style-name="P5" draw:layer="layout" draw:line-skew="0.257cm" svg:x1="22cm" svg:y1="30cm" svg:x2="23.7cm" svg:y2="33.1cm" draw:end-shape="id32" draw:end-glue-point="3" svg:d="M22000 30000h850v3100h850" svg:viewBox="0 0 1701 3101">
          <text:p/>
        </draw:connector>
        <draw:frame draw:style-name="gr11" draw:text-style-name="P6" xml:id="id28" draw:id="id28" draw:layer="layout" svg:width="10.7cm" svg:height="3.7cm" svg:x="27.3cm" svg:y="19.3cm">
          <draw:text-box>
            <text:p text:style-name="P3"><text:span text:style-name="T5">e.g. Chauvier et al. (2021a) : </text:span><text:span text:style-name="T6"><text:s/>random stratified sampling : generated 100 clusters of similar environmental conditions (first five climate PCA axes), then EBC resulting output indicates a new number of observations per cluster that may be subsampled with replacement</text:span></text:p>
          </draw:text-box>
        </draw:frame>
        <draw:frame draw:style-name="gr2" draw:text-style-name="P1" draw:layer="layout" svg:width="2.3cm" svg:height="1.2cm" svg:x="2.4cm" svg:y="35cm">
          <draw:text-box>
            <text:p><text:span text:style-name="T2">// model validation</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dvPS_TINR" svg:font-family="AdvPS_TINR" style:font-family-generic="roman"/>
    <style:font-face style:name="AdvPS_TINR1" svg:font-family="AdvPS_TINR" style:font-family-generic="roman"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nux Libertine G" svg:font-family="'Linux Libertine G'" style:font-pitch="variable"/>
    <style:font-face style:name="Lucida Sans" svg:font-family="'Lucida Sans'" style:font-family-generic="system" style:font-pitch="variable"/>
    <style:font-face style:name="Lucida Sans1"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opacity draw:name="Transparency_20_6" draw:display-name="Transparency 6" draw:style="rectangular" draw:cx="50%" draw:cy="50%" draw:start="100%" draw:end="0%" draw:angle="0deg" draw:border="0%"/>
    <draw:marker draw:name="Arrow" svg:viewBox="0 0 20 30" svg:d="M10 0l-10 30h20z"/>
    <draw:marker draw:name="Symmetric_20_Arrow" draw:display-name="Symmetric Arrow" svg:viewBox="0 0 1131 902" svg:d="M564 0l-564 902h1131z"/>
    <draw:stroke-dash draw:name="Double_20_Dash" draw:display-name="Double Dash" draw:style="rect" draw:dots1="1" draw:dots1-length="1100%" draw:dots2="1" draw:dots2-length="1100%" draw:distance="500%"/>
    <draw:stroke-dash draw:name="Double_20_Dot" draw:display-name="Double Dot" draw:style="rect" draw:dots1="1" draw:dots1-length="100%" draw:dots2="1" draw:dots2-length="100%" draw:distance="500%"/>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0cm" fo:page-height="4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1-02T10:47:29.360000000</meta:creation-date>
    <dc:date>2022-01-10T10:02:44.095000000</dc:date>
    <meta:editing-duration>P1DT11H37M5S</meta:editing-duration>
    <meta:editing-cycles>192</meta:editing-cycles>
    <meta:generator>LibreOffice/7.2.4.1$Windows_X86_64 LibreOffice_project/27d75539669ac387bb498e35313b970b7fe9c4f9</meta:generator>
    <meta:document-statistic meta:object-count="68"/>
  </office:meta>
</office:document-meta>
</file>